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is book is a collection of images captured during the process of producing the material needed to make my quilts and sculptures. <text:s/>By continually working strings, patterns and gestures I hope to make reference to weaving, textiles and the labor that goes into making. <text:s/>These fabric like materials are then sewn into quilts and free standing sculptures.</text:p>
      <text:p text:style-name="P1"/>
      <text:p text:style-name="P1">A book to me is more than a collection of words or ideas, a book is also an artist artifact. <text:s/>Hand sewing the binding of this book is, for me, very similar to quilting and represents many underlying concepts in the sculpture I wish to create.</text:p>
      <text:p text:style-name="P1"/>
      <text:p text:style-name="P1">I offer this book and the others like it as a micro-sculpture or mini-quilt, as a way to further the dialog about art, books and the meaning of material objects. <text:s/>I hope you can find enjoyment, mental stimulation, and your own interpretation of this work by reading, seeing and touching these pages.</text:p>
      <text:p text:style-name="P1"/>
      <text:p text:style-name="P1"><text:s/><text:span text:style-name="T1"><text:s text:c="5"/>/ 4 <text:tab/><text:tab/>November, 2017. <text:tab/>RiNo pop up store.<text:tab/>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8799in" fo:page-height="4.1299in" style:num-format="1" style:print-orientation="portrait" fo:margin-top="0.5in" fo:margin-bottom="0.5in" fo:margin-left="1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f</meta:initial-creator>
    <meta:creation-date>2017-11-07T17:19:08</meta:creation-date>
    <dc:date>2017-11-07T17:53:58</dc:date>
    <dc:creator>j f</dc:creator>
    <meta:editing-duration>PT19M19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4" meta:word-count="164" meta:character-count="954"/>
  </office:meta>
</office:document-meta>
</file>